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color="#c9211e" loext:opacity="100%" fo:font-weight="bold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color="#c9211e" loext:opacity="100%" fo:font-weight="bold" officeooo:rsid="0012409d" officeooo:paragraph-rsid="0012409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S IDEES LA – LOUIS BERTIGNAC</text:p>
      <text:p text:style-name="P3"/>
      <text:p text:style-name="P3"/>
      <text:p text:style-name="Preformatted_20_Text"><text:s/><text:span text:style-name="T3">Intro : D <text:s/>│ <text:s/>Em <text:s text:c="4"/>G <text:s/>│ <text:s/>A11 <text:s text:c="3"/>(x2)</text:span></text:p>
      <text:p text:style-name="Preformatted_20_Text"/>
      <text:p text:style-name="Preformatted_20_Text"/>
      <text:p text:style-name="Preformatted_20_Text"><text:s/><text:span text:style-name="T3">D <text:s text:c="16"/>A</text:span> </text:p>
      <text:p text:style-name="Preformatted_20_Text"><text:s/>Bébé, faudrait rentrer, tu vois !</text:p>
      <text:p text:style-name="Preformatted_20_Text"><text:s text:c="4"/><text:span text:style-name="T3">Bm <text:s text:c="16"/>G</text:span> </text:p>
      <text:p text:style-name="Preformatted_20_Text"><text:s/>Je suis en mal d'être avec toi</text:p>
      <text:p text:style-name="Preformatted_20_Text"><text:s text:c="4"/><text:span text:style-name="T3">D <text:s text:c="17"/>A</text:span> </text:p>
      <text:p text:style-name="Preformatted_20_Text"><text:s/>La machine à café est détraquée</text:p>
      <text:p text:style-name="Preformatted_20_Text"><text:s text:c="5"/><text:span text:style-name="T3">G <text:s text:c="13"/>Em / A11</text:span> </text:p>
      <text:p text:style-name="Preformatted_20_Text"><text:s/>Les cendriers tous renversés</text:p>
      <text:p text:style-name="Preformatted_20_Text"/>
      <text:p text:style-name="Preformatted_20_Text"/>
      <text:p text:style-name="Preformatted_20_Text"><text:s/><text:span text:style-name="T3">D <text:s text:c="23"/>A</text:span> </text:p>
      <text:p text:style-name="Preformatted_20_Text"><text:s/>Des heures et des heures passées</text:p>
      <text:p text:style-name="Preformatted_20_Text"><text:s text:c="3"/><text:span text:style-name="T3">Bm <text:s text:c="13"/>G</text:span> </text:p>
      <text:p text:style-name="Preformatted_20_Text"><text:s/>Devant la mire de ma télé</text:p>
      <text:p text:style-name="Preformatted_20_Text"><text:s text:c="11"/><text:span text:style-name="T3">D <text:s text:c="15"/>A</text:span> </text:p>
      <text:p text:style-name="Preformatted_20_Text"><text:s/>Des nuits sans dormir à me demander</text:p>
      <text:p text:style-name="Preformatted_20_Text"><text:s text:c="12"/><text:span text:style-name="T3">G <text:s text:c="10"/>Em / A11</text:span> <text:s/></text:p>
      <text:p text:style-name="Preformatted_20_Text"><text:s/>Où tu peux bien aller</text:p>
      <text:p text:style-name="Preformatted_20_Text"/>
      <text:p text:style-name="Preformatted_20_Text"/>
      <text:p text:style-name="Preformatted_20_Text"/>
      <text:p text:style-name="Preformatted_20_Text"><text:s/><text:span text:style-name="T3">D <text:s text:c="13"/>A</text:span> </text:p>
      <text:p text:style-name="Preformatted_20_Text">(Ouh, ouh, ouh, ouh) <text:s text:c="20"/></text:p>
      <text:p text:style-name="Preformatted_20_Text"><text:s text:c="26"/>Faut pas m'laisser</text:p>
      <text:p text:style-name="Preformatted_20_Text"><text:s/><text:span text:style-name="T3">Em <text:s text:c="12"/>G <text:s text:c="3"/>│ <text:s text:c="2"/>A11</text:span> </text:p>
      <text:p text:style-name="Preformatted_20_Text">(Ouh, ouh, ouh, ouh) </text:p>
      <text:p text:style-name="Preformatted_20_Text"><text:s/>Traîner là <text:s text:c="14"/>Seul avec ces</text:p>
      <text:p text:style-name="Preformatted_20_Text"><text:s/><text:span text:style-name="T3">D <text:s text:c="13"/>A</text:span> </text:p>
      <text:p text:style-name="Preformatted_20_Text">(Ouh, ouh, ouh, ouh) <text:s text:c="20"/></text:p>
      <text:p text:style-name="Preformatted_20_Text"><text:s/>Idées-là ! <text:s text:c="14"/>J'suis pas si fort</text:p>
      <text:p text:style-name="Preformatted_20_Text"><text:s/><text:span text:style-name="T3">Em <text:s text:c="12"/>G <text:s text:c="5"/>│ <text:s text:c="6"/>A11</text:span> </text:p>
      <text:p text:style-name="Preformatted_20_Text">(Ouh, ouh, ouh, ouh) <text:s text:c="9"/></text:p>
      <text:p text:style-name="Preformatted_20_Text"><text:s/>Que tu crois <text:s text:c="7"/>Non, non, non, pas si fort que</text:p>
      <text:p text:style-name="Preformatted_20_Text"/>
      <text:p text:style-name="Preformatted_20_Text"/>
      <text:p text:style-name="Preformatted_20_Text"/>
      <text:p text:style-name="Preformatted_20_Text"><text:s/><text:span text:style-name="T3">D <text:s/>│ <text:s/>Em <text:s text:c="4"/>G <text:s/>│ <text:s/>A11 <text:s text:c="3"/>(x2)</text:span></text:p>
      <text:p text:style-name="Preformatted_20_Text"><text:s/>Ca</text:p>
      <text:p text:style-name="Preformatted_20_Text"/>
      <text:p text:style-name="Preformatted_20_Text"/>
      <text:p text:style-name="Preformatted_20_Text"><text:s/><text:span text:style-name="T3">D <text:s text:c="7"/>A <text:s text:c="17"/>Bm <text:s text:c="5"/>G</text:span> </text:p>
      <text:p text:style-name="Preformatted_20_Text"><text:s/>Bébé, un doute en moi s'est figé</text:p>
      <text:p text:style-name="Preformatted_20_Text"><text:s text:c="10"/><text:span text:style-name="T3">D</text:span> </text:p>
      <text:p text:style-name="Preformatted_20_Text"><text:s/>Tu n'vas plus rentrer</text:p>
      <text:p text:style-name="Preformatted_20_Text"><text:s text:c="9"/><text:span text:style-name="T3">A <text:s text:c="18"/>G <text:s/>│ <text:s/>A11</text:span> </text:p>
      <text:p text:style-name="Preformatted_20_Text"><text:s/>Je peux faire une croix sur toi</text:p>
      <text:p text:style-name="Preformatted_20_Text"><text:s/><text:span text:style-name="T3">D <text:s text:c="16"/>A</text:span> </text:p>
      <text:p text:style-name="Preformatted_20_Text"><text:s/>Comment ne pas m'imaginer</text:p>
      <text:p text:style-name="Preformatted_20_Text"><text:s text:c="4"/><text:span text:style-name="T3">Bm <text:s text:c="13"/>G</text:span> </text:p>
      <text:p text:style-name="Preformatted_20_Text"><text:s/>Ta petite gueule entre ses bras ?</text:p>
      <text:p text:style-name="Preformatted_20_Text"><text:s text:c="12"/><text:span text:style-name="T3">D</text:span> </text:p>
      <text:p text:style-name="Preformatted_20_Text"><text:s/>Comment ne pas crier ?</text:p>
      <text:p text:style-name="Preformatted_20_Text"><text:s text:c="12"/><text:span text:style-name="T3">A</text:span> </text:p>
      <text:p text:style-name="Preformatted_20_Text"><text:s/>Comment ne pas pleurer</text:p>
      <text:p text:style-name="Preformatted_20_Text"><text:s text:c="8"/><text:span text:style-name="T3">G <text:s text:c="11"/>Em / A11</text:span> </text:p>
      <text:p text:style-name="Preformatted_20_Text"><text:s/>Oh, je suis fatigué <text:s text:c="7"/>oh, non, </text:p>
      <text:p text:style-name="Preformatted_20_Text"/>
      <text:p text:style-name="Preformatted_20_Text"/>
      <text:p text:style-name="Preformatted_20_Text"><text:soft-page-break/></text:p>
      <text:p text:style-name="Preformatted_20_Text"><text:s/><text:span text:style-name="T3">D <text:s text:c="13"/>A</text:span> </text:p>
      <text:p text:style-name="Preformatted_20_Text">(Ouh, ouh, ouh, ouh) <text:s text:c="20"/></text:p>
      <text:p text:style-name="Preformatted_20_Text"><text:s/>Non <text:s text:c="19"/>Faut pas m'laisser</text:p>
      <text:p text:style-name="Preformatted_20_Text"><text:s/><text:span text:style-name="T3">Em <text:s text:c="12"/>G <text:s text:c="2"/>│ <text:s/>A11</text:span> </text:p>
      <text:p text:style-name="Preformatted_20_Text">(Ouh, ouh, ouh, ouh) </text:p>
      <text:p text:style-name="Preformatted_20_Text"><text:s/>Traîner là <text:s text:c="12"/>Seul avec ces</text:p>
      <text:p text:style-name="Preformatted_20_Text"><text:s/><text:span text:style-name="T3">D <text:s text:c="13"/>A</text:span> </text:p>
      <text:p text:style-name="Preformatted_20_Text">(Ouh, ouh, ouh, ouh) <text:s text:c="20"/></text:p>
      <text:p text:style-name="Preformatted_20_Text"><text:s/>Idées-là ! <text:s text:c="12"/>J'suis pas si fort</text:p>
      <text:p text:style-name="Preformatted_20_Text"><text:s/><text:span text:style-name="T3">Em <text:s text:c="12"/>G <text:s text:c="6"/>│ <text:s text:c="5"/>A11</text:span> </text:p>
      <text:p text:style-name="Preformatted_20_Text">(Ouh, ouh, ouh, ouh) <text:s text:c="9"/></text:p>
      <text:p text:style-name="Preformatted_20_Text"><text:s/>Que tu crois <text:s text:c="7"/>Non, non, non, pas si fort que</text:p>
      <text:p text:style-name="Preformatted_20_Text"/>
      <text:p text:style-name="Preformatted_20_Text"/>
      <text:p text:style-name="Preformatted_20_Text"/>
      <text:p text:style-name="Preformatted_20_Text"><text:s/><text:span text:style-name="T3">D <text:s/>│ <text:s/>Em <text:s text:c="4"/>G <text:s/>│ <text:s/>A11 <text:s text:c="3"/>(x2)</text:span></text:p>
      <text:p text:style-name="Preformatted_20_Text"><text:s/>Ca</text:p>
      <text:p text:style-name="Preformatted_20_Text"/>
      <text:p text:style-name="Preformatted_20_Text"/>
      <text:p text:style-name="Preformatted_20_Text"/>
      <text:p text:style-name="Preformatted_20_Text"><text:s/><text:span text:style-name="T3">D <text:s text:c="13"/>A</text:span> </text:p>
      <text:p text:style-name="Preformatted_20_Text">(Ouh, ouh, ouh, ouh) <text:s text:c="20"/></text:p>
      <text:p text:style-name="Preformatted_20_Text"><text:s/><text:span text:style-name="T3">Em <text:s text:c="12"/>G │ A11</text:span> </text:p>
      <text:p text:style-name="Preformatted_20_Text">(Ouh, ouh, ouh, ouh) </text:p>
      <text:p text:style-name="Preformatted_20_Text"><text:s/><text:span text:style-name="T3">D <text:s text:c="13"/>A</text:span> </text:p>
      <text:p text:style-name="Preformatted_20_Text">(Ouh, ouh, ouh, ouh) <text:s text:c="20"/></text:p>
      <text:p text:style-name="Preformatted_20_Text"><text:s/><text:span text:style-name="T3">Em <text:s text:c="12"/>G │ A11</text:span> </text:p>
      <text:p text:style-name="Preformatted_20_Text"/>
      <text:p text:style-name="Preformatted_20_Text"/>
      <text:p text:style-name="Preformatted_20_Text"/>
      <text:p text:style-name="P2"><text:s/>D <text:s/>│ <text:s/>Em <text:s text:c="4"/>G <text:s/>│ <text:s/>A11 <text:s text:c="3"/>(Ad libitum)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3:59:48.781000000</meta:creation-date>
    <dc:date>2024-04-22T14:02:56.082000000</dc:date>
    <meta:editing-duration>PT3M7S</meta:editing-duration>
    <meta:editing-cycles>1</meta:editing-cycles>
    <meta:document-statistic meta:table-count="0" meta:image-count="0" meta:object-count="0" meta:page-count="2" meta:paragraph-count="70" meta:word-count="297" meta:character-count="2054" meta:non-whitespace-character-count="954"/>
    <meta:generator>LibreOffice/24.2.0.3$Windows_X86_64 LibreOffice_project/da48488a73ddd66ea24cf16bbc4f7b9c08e9bea1</meta:generator>
  </office:meta>
</office:document-meta>
</file>